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A000000F23BD44D5A.svm" manifest:media-type=""/>
  <manifest:file-entry manifest:full-path="Pictures/20000001000001C50000013E3AA41F01.svm" manifest:media-type=""/>
  <manifest:file-entry manifest:full-path="Pictures/2000001500004F1D00003B56E62B41EA.wmf" manifest:media-type=""/>
  <manifest:file-entry manifest:full-path="Pictures/20000001000002500000013934FC2C3D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2980000013E62D392C0.svm" manifest:media-type=""/>
  <manifest:file-entry manifest:full-path="Pictures/20000001000001C50000013EE2AB9EAF.svm" manifest:media-type=""/>
  <manifest:file-entry manifest:full-path="Pictures/2000001700004F1D00003B5651D7BF1A.wmf" manifest:media-type=""/>
  <manifest:file-entry manifest:full-path="Pictures/2000000100000146000000F22A8C71D6.svm" manifest:media-type=""/>
  <manifest:file-entry manifest:full-path="Pictures/20000001000000D4000000A13202B11B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6.819cm" svg:y="0.577cm">
          <draw:image xlink:href="Pictures/2000001700004F1D00003B5651D7BF1A.wmf" xlink:type="simple" xlink:show="embed" xlink:actuate="onLoad">
            <text:p/>
          </draw:image>
        </draw:frame>
        <draw:frame draw:style-name="gr1" draw:text-style-name="P1" draw:layer="layout" svg:width="5.417cm" svg:height="4.063cm" svg:x="0.269cm" svg:y="0.54cm">
          <draw:image xlink:href="Pictures/2000001500004F1D00003B56E62B41EA.wmf" xlink:type="simple" xlink:show="embed" xlink:actuate="onLoad">
            <text:p/>
          </draw:image>
        </draw:frame>
        <draw:frame draw:style-name="gr2" draw:text-style-name="P1" draw:layer="layout" svg:width="0.709cm" svg:height="0.374cm" svg:x="7.056cm" svg:y="0.331cm">
          <draw:image xlink:href="Pictures/20000001000002500000013934FC2C3D.svm" xlink:type="simple" xlink:show="embed" xlink:actuate="onLoad">
            <text:p/>
          </draw:image>
        </draw:frame>
        <draw:frame draw:style-name="gr2" draw:text-style-name="P1" draw:layer="layout" svg:width="0.709cm" svg:height="0.374cm" svg:x="0.507cm" svg:y="0.294cm">
          <draw:image xlink:href="Pictures/20000001000002500000013934FC2C3D.svm" xlink:type="simple" xlink:show="embed" xlink:actuate="onLoad">
            <text:p/>
          </draw:image>
        </draw:frame>
        <draw:frame draw:style-name="gr3" draw:text-style-name="P1" draw:layer="layout" svg:width="0.182cm" svg:height="0.289cm" svg:x="7.169cm" svg:y="3.36cm">
          <draw:image xlink:href="Pictures/2000000100000099000000F23ECEBF7C.svm" xlink:type="simple" xlink:show="embed" xlink:actuate="onLoad">
            <text:p/>
          </draw:image>
        </draw:frame>
        <draw:frame draw:style-name="gr4" draw:text-style-name="P1" draw:layer="layout" svg:width="0.39cm" svg:height="0.289cm" svg:x="6.966cm" svg:y="2.711cm">
          <draw:image xlink:href="Pictures/2000000100000146000000F22A8C71D6.svm" xlink:type="simple" xlink:show="embed" xlink:actuate="onLoad">
            <text:p/>
          </draw:image>
        </draw:frame>
        <draw:frame draw:style-name="gr5" draw:text-style-name="P1" draw:layer="layout" svg:width="0.401cm" svg:height="0.294cm" svg:x="6.938cm" svg:y="2.062cm">
          <draw:image xlink:href="Pictures/200000010000014F000000F62BCA0C70.svm" xlink:type="simple" xlink:show="embed" xlink:actuate="onLoad">
            <text:p/>
          </draw:image>
        </draw:frame>
        <draw:frame draw:style-name="gr6" draw:text-style-name="P1" draw:layer="layout" svg:width="0.395cm" svg:height="0.289cm" svg:x="6.941cm" svg:y="1.393cm">
          <draw:image xlink:href="Pictures/200000010000014A000000F23BD44D5A.svm" xlink:type="simple" xlink:show="embed" xlink:actuate="onLoad">
            <text:p/>
          </draw:image>
        </draw:frame>
        <draw:frame draw:style-name="gr7" draw:text-style-name="P1" draw:layer="layout" svg:width="0.542cm" svg:height="0.38cm" svg:x="8.302cm" svg:y="4.348cm">
          <draw:image xlink:href="Pictures/20000001000001C50000013E013E3BEB.svm" xlink:type="simple" xlink:show="embed" xlink:actuate="onLoad">
            <text:p/>
          </draw:image>
        </draw:frame>
        <draw:frame draw:style-name="gr8" draw:text-style-name="P1" draw:layer="layout" svg:width="0.532cm" svg:height="0.38cm" svg:x="9.336cm" svg:y="4.348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542cm" svg:height="0.38cm" svg:x="10.377cm" svg:y="4.348cm">
          <draw:image xlink:href="Pictures/20000001000001C50000013EE2AB9EAF.svm" xlink:type="simple" xlink:show="embed" xlink:actuate="onLoad">
            <text:p/>
          </draw:image>
        </draw:frame>
        <draw:frame draw:style-name="gr10" draw:text-style-name="P1" draw:layer="layout" svg:width="0.542cm" svg:height="0.38cm" svg:x="11.346cm" svg:y="4.348cm">
          <draw:image xlink:href="Pictures/20000001000001C50000013E3AA41F01.svm" xlink:type="simple" xlink:show="embed" xlink:actuate="onLoad">
            <text:p/>
          </draw:image>
        </draw:frame>
        <draw:frame draw:style-name="gr11" draw:text-style-name="P1" draw:layer="layout" svg:width="0.253cm" svg:height="0.192cm" svg:x="12.186cm" svg:y="4.536cm">
          <draw:image xlink:href="Pictures/20000001000000D4000000A13202B11B.svm" xlink:type="simple" xlink:show="embed" xlink:actuate="onLoad">
            <text:p/>
          </draw:image>
        </draw:frame>
        <draw:frame draw:style-name="gr12" draw:text-style-name="P1" draw:layer="layout" svg:width="0.796cm" svg:height="0.38cm" svg:x="0.651cm" svg:y="4.274cm">
          <draw:image xlink:href="Pictures/20000001000002980000013E62D392C0.svm" xlink:type="simple" xlink:show="embed" xlink:actuate="onLoad">
            <text:p/>
          </draw:image>
        </draw:frame>
        <draw:frame draw:style-name="gr7" draw:text-style-name="P1" draw:layer="layout" svg:width="0.542cm" svg:height="0.38cm" svg:x="1.827cm" svg:y="4.274cm">
          <draw:image xlink:href="Pictures/20000001000001C50000013E013E3BEB.svm" xlink:type="simple" xlink:show="embed" xlink:actuate="onLoad">
            <text:p/>
          </draw:image>
        </draw:frame>
        <draw:frame draw:style-name="gr8" draw:text-style-name="P1" draw:layer="layout" svg:width="0.532cm" svg:height="0.38cm" svg:x="2.861cm" svg:y="4.274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542cm" svg:height="0.38cm" svg:x="3.902cm" svg:y="4.274cm">
          <draw:image xlink:href="Pictures/20000001000001C50000013EE2AB9EAF.svm" xlink:type="simple" xlink:show="embed" xlink:actuate="onLoad">
            <text:p/>
          </draw:image>
        </draw:frame>
        <draw:frame draw:style-name="gr10" draw:text-style-name="P1" draw:layer="layout" svg:width="0.542cm" svg:height="0.38cm" svg:x="4.871cm" svg:y="4.274cm">
          <draw:image xlink:href="Pictures/20000001000001C50000013E3AA41F01.svm" xlink:type="simple" xlink:show="embed" xlink:actuate="onLoad">
            <text:p/>
          </draw:image>
        </draw:frame>
        <draw:frame draw:style-name="gr11" draw:text-style-name="P1" draw:layer="layout" svg:width="0.253cm" svg:height="0.192cm" svg:x="5.711cm" svg:y="4.462cm">
          <draw:image xlink:href="Pictures/20000001000000D4000000A13202B11B.svm" xlink:type="simple" xlink:show="embed" xlink:actuate="onLoad">
            <text:p/>
          </draw:image>
        </draw:frame>
        <draw:frame draw:style-name="gr3" draw:text-style-name="P1" draw:layer="layout" svg:width="0.182cm" svg:height="0.289cm" svg:x="0.602cm" svg:y="3.323cm">
          <draw:image xlink:href="Pictures/2000000100000099000000F23ECEBF7C.svm" xlink:type="simple" xlink:show="embed" xlink:actuate="onLoad">
            <text:p/>
          </draw:image>
        </draw:frame>
        <draw:frame draw:style-name="gr4" draw:text-style-name="P1" draw:layer="layout" svg:width="0.39cm" svg:height="0.289cm" svg:x="0.399cm" svg:y="2.674cm">
          <draw:image xlink:href="Pictures/2000000100000146000000F22A8C71D6.svm" xlink:type="simple" xlink:show="embed" xlink:actuate="onLoad">
            <text:p/>
          </draw:image>
        </draw:frame>
        <draw:frame draw:style-name="gr5" draw:text-style-name="P1" draw:layer="layout" svg:width="0.401cm" svg:height="0.294cm" svg:x="0.371cm" svg:y="2.025cm">
          <draw:image xlink:href="Pictures/200000010000014F000000F62BCA0C70.svm" xlink:type="simple" xlink:show="embed" xlink:actuate="onLoad">
            <text:p/>
          </draw:image>
        </draw:frame>
        <draw:frame draw:style-name="gr6" draw:text-style-name="P1" draw:layer="layout" svg:width="0.395cm" svg:height="0.289cm" svg:x="0.374cm" svg:y="1.356cm">
          <draw:image xlink:href="Pictures/200000010000014A000000F23BD44D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7T12:24:59</meta:creation-date>
    <meta:editing-duration>PT2H9M3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7-07T14:33:57</dc:date>
    <dc:creator>kkk </dc:creator>
    <meta:document-statistic meta:object-count="23"/>
    <meta:template xlink:type="simple" xlink:actuate="onRequest" xlink:title="kkkFigures" xlink:href="../../../../.libreoffice/3/user/template/kkkFigures.otg" meta:date="2014-07-07T12:24:56"/>
  </office:meta>
</office:document-meta>
</file>